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D Modeling Tools</text:p>
      <text:p text:style-name="Standard"/>
      <text:p text:style-name="Standard">In the world of 3D printing, the term modeling describes the process of designing a model to be 3D printed. You’ll often model three-dimensional objects using digital tools alone but you can also create <text:s/>models using physical media such as paper or clay or a scan of a physical model. Whatever method you choose, you’ll ultimately use your model to produce a file that you’ll feed up the 3D printing chain.</text:p>
      <text:p text:style-name="Standard"/>
      <text:p text:style-name="Standard">In this book, we’ll focus on digital rather than physical modeling, and in this chapter, I’ll walk you through several tools to get you started including several free ones as well as low-priced commercial applications appropriate for casual or novice designers. <text:s/>We'll walk-through designing a model using Tinkercad and wrap-up the chapter with a list CAD applications for you to explore on your own.</text:p>
      <text:p text:style-name="Standard"/>
      <text:p text:style-name="Standard">Tinkercad</text:p>
      <text:p text:style-name="Standard"/>
      <text:p text:style-name="Standard">Tinkercad (http://tinkercad.com) from Autodesk is an approachable CAD (computer aided design) tool that runs inside a web browser, which means you should be able to run it on almost every modern computer as long as you’re connected to the Internet.</text:p>
      <text:p text:style-name="Standard"/>
      <text:p text:style-name="Standard">Tinkercad is subscription-based, though its free subscription level may be all that you need for personal projects. Tinkercad has a lot of neat features geared toward the casual CAD user. It makes importing and exporting files in different formats easy (including files from Minecraft), and it provides an excellent and comprehensive tutorial system.</text:p>
      <text:p text:style-name="Standard"/>
      <text:p text:style-name="Standard">In order to use Tinkercad you’ll first need to create an account at http://tinkercad.com. As a new user, Tinkercad will immediately begin the tutorial. <text:s/>For now we're going to skip the tutorial and create our own model, so &lt;iNSERT EXIT TUTORIAL STEPS HERE&gt; and &lt;INSERT NEW MODEL STEPS HERE&gt;.</text:p>
      <text:p text:style-name="Standard"/>
      <text:p text:style-name="Standard">Creating a New Design</text:p>
      <text:p text:style-name="Standard">You’ll create your designs in Tinkercad’s workplane as shown in Figure 3-1.</text:p>
      <text:p text:style-name="Standard"/>
      <text:p text:style-name="Standard">&lt;INSERT FIGURE 3-1&gt;</text:p>
      <text:p text:style-name="Standard"/>
      <text:p text:style-name="Standard">Use a mouse to navigate in Tinkercad rather than a trackpad because ____. To tilt and pan the workplane, left-click and drag your mouse to any empty area of the Workplane, then release the mouse. To slide the view, hold down the Shift key while clicking and dragging with the mouse. Use the scroll wheel on the mouse to zoom in and out.</text:p>
      <text:p text:style-name="Standard"/>
      <text:p text:style-name="Standard">To add a shape to a model in Tinkercad expand the list of objects on the right (say Geometric) then, click to select and item from the list and drag and drop it it on the workplane. Once you place a new shape, the Inspector view should appear as shown in (Figure 3-2). </text:p>
      <text:p text:style-name="Standard"/>
      <text:p text:style-name="Standard">&lt;INSERT FIGURE 3-2&gt;</text:p>
      <text:p text:style-name="Standard"/>
      <text:p text:style-name="Standard">The Inspector view lets you select the Color and toggle the Hole attribute for each object. For example, if you put a hole object inside an object, and then join the two, the result will be that the solid object becomes hollow (Figure 3-3).</text:p>
      <text:p text:style-name="Standard"/>
      <text:p text:style-name="Standard">&lt;INSERT FIGURE 3-3&gt;</text:p>
      <text:p text:style-name="Standard"><text:soft-page-break/></text:p>
      <text:p text:style-name="Standard">Building a House</text:p>
      <text:p text:style-name="Standard"/>
      <text:p text:style-name="Standard">Let’s build a house to get a feel for how Tinkercad works. To build a house, first think about the shapes that can be used to form a simple house: a box and a pyramid if you’re building a classic Western style house. Start by placing these two shapes on the Workplane as shown in Figure 3-4.</text:p>
      <text:p text:style-name="Standard"/>
      <text:p text:style-name="Standard">&lt;INSERT FIGURE 3-4&gt;</text:p>
      <text:p text:style-name="Standard"/>
      <text:p text:style-name="Standard">Now, left-click the pyramid. You should see a sort of black cone appears above the pyramid. Use this cone to raise the pyramid up higher than the top of the box as shown in Figure 3-5.</text:p>
      <text:p text:style-name="Standard"/>
      <text:p text:style-name="Standard">&lt;INSERT FIGURE 3-5&gt;</text:p>
      <text:p text:style-name="Standard"/>
      <text:p text:style-name="Standard">Notice in Figure 3-5 that Tinkercad displays the distance you've moved the object as you drag it (the 21.00mm label on the right). The default height for new objects in Tinkercad is 20mm and since we haven’t changed the size of the cube we know that if we raise the roof to just the right height it will sit directly on top of the cube. Once you’ve raised the pyramid to _____mm, click inside the pyramid and drag it over the cube to create the roof. Use the black cone again to lower it on to the top of the cube if necessary. </text:p>
      <text:p text:style-name="Standard"/>
      <text:p text:style-name="Standard">Note: You should be able use the arrow keys on your keyboard to move objects precisely. The Snap Grid setting at the lower-right corner of the Workplane controls the degree of movement. Higher numbers move objects in larger steps.</text:p>
      <text:p text:style-name="Standard"/>
      <text:p text:style-name="Standard">Combining Shapes</text:p>
      <text:p text:style-name="Standard"/>
      <text:p text:style-name="Standard">Once the pyramid is on the cube (the roof is on your house), you can turn these two shapes into a single object with the Group button at the top-right of the Workplane. To do so,</text:p>
      <text:p text:style-name="Standard"/>
      <text:p text:style-name="Standard">Select one object, hold down the Shift key, and select the second object.</text:p>
      <text:list xml:id="list1015798663" text:style-name="L1">
        <text:list-header>
          <text:p text:style-name="P1"/>
        </text:list-header>
      </text:list>
      <text:p text:style-name="Standard">Once both objects are selected, click the Group icon at the top right ofo the Workplace. </text:p>
      <text:p text:style-name="Standard"/>
      <text:p text:style-name="Standard">The cube and the pyramid should become one object, all the same color as shown in Figure 3-6. Now, any changes you make to the placement or size of your house will affect both objects as one. </text:p>
      <text:p text:style-name="Standard"/>
      <text:p text:style-name="Standard">&lt;INSERT FIGURE 3-6&gt;</text:p>
      <text:p text:style-name="Standard"/>
      <text:p text:style-name="Standard">Once you’re done with a design, you should combine all of its shapes before exporting it for printing or your results will be unpredictable. If you decide to change objects independently at a later stage, use the Ungroup icon.</text:p>
      <text:p text:style-name="Standard"/>
      <text:p text:style-name="Standard">Hollowing Out the Inside</text:p>
      <text:p text:style-name="Standard"/>
      <text:p text:style-name="Standard">Right now, your little house is a solid block of stuff, which is hard to live in. We need a way to get in and a place to live. To give your house an interior, we’ll use a shape with the Hole property to carve out the inside and add an entrance. But first, let’s get the roof out of the way to make those things easier. Click Ungroup to separate the roof from the box, then slide the roof out of the way for now. Now:</text:p>
      <text:p text:style-name="Standard"><text:soft-page-break/></text:p>
      <text:p text:style-name="Standard">1. Add a new Box to the Workplane.</text:p>
      <text:p text:style-name="Standard">2. Left click the new Box and pull a white corner handle to reduce its width and length (X and Y values) to fit inside the Box that we’re using for our house, but leave a few millimeters for the walls. For example, if you used the default 20 mm size for the first box, try 16 mm for the second one.</text:p>
      <text:p text:style-name="Standard">3. Adjust the height of the new Box so that it’s a few millimeters taller than the Box that’s making up the house.</text:p>
      <text:p text:style-name="Standard">4. With the new box selected, click the Hole property in the Inspector then drag the new box into the center of the old one as shown in Figure 3-7.</text:p>
      <text:p text:style-name="Standard"/>
      <text:p text:style-name="Standard">&lt;INSERT FIGURE 3-7&gt;</text:p>
      <text:p text:style-name="Standard"/>
      <text:p text:style-name="Standard">5. Use the black cone to raise the new box so that it’s 3 mm above the workplane (the floor of the house) to create a floor.</text:p>
      <text:p text:style-name="Standard">6. Finally, with the new box still selected, shift-click the outside of the original cube and click the Group button on the top-right of the screen. This will combine the original solid box with the Hole box and carve out the inside of your house as shown in Figure 3-8.</text:p>
      <text:p text:style-name="Standard"/>
      <text:p text:style-name="Standard">&lt;INSERT FIGURE 3-8&gt;</text:p>
      <text:p text:style-name="Standard"/>
      <text:p text:style-name="Standard">Now can drag the roof back on. Since we haven’t added any external openings,, the house should look as it did in Figure 3-6 but it’s now hollow inside.</text:p>
      <text:p text:style-name="Standard"/>
      <text:p text:style-name="Standard">Adding Windows and a Door</text:p>
      <text:p text:style-name="Standard"/>
      <text:p text:style-name="Standard">Of course we still need a way to get into our house, and some windows would be nice. Use what you now know about creating holes to carve out a doorway and some nice windows to create a house something like the one shown in Figure 3-9. Be sure to leave enough material behind to support the structure since the holes will be empty.</text:p>
      <text:p text:style-name="Standard"/>
      <text:p text:style-name="Standard">&lt;INSERT FIGURE 3-9&gt;</text:p>
      <text:p text:style-name="Standard"/>
      <text:p text:style-name="Standard">Exporting the House Model for Printing</text:p>
      <text:p text:style-name="Standard"/>
      <text:p text:style-name="Standard">Once you’re happy with your design, export it for printing from Tinkercad. Click the Design menu, then select Download for 3D Printing. When a dialog box asks you to select a format, click STL from the various options and the file you need for printing should download. (Once you select a format, the dialog box remains open, but that doesn’t mean the download didn’t work. Check the directory where you saved the file to make sure before you try again.)</text:p>
      <text:p text:style-name="Standard"/>
      <text:p text:style-name="Standard">Tinkercad does a lot to make 3D design easy and convenient for beginners and convenient casual users. Needing a constant Internet connection reduces that convenience sometimes, and performance can be intermittent, but its ease-of-use of and overall convenience often outweigh these disadvant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07:14:03</meta:creation-date>
    <dc:date>2015-05-01T07:30:37</dc:date>
    <meta:editing-duration>PT8M21S</meta:editing-duration>
    <meta:editing-cycles>10</meta:editing-cycles>
    <meta:generator>LibreOffice/3.5$Linux_X86_64 LibreOffice_project/350m1$Build-2</meta:generator>
    <meta:document-statistic meta:table-count="0" meta:image-count="0" meta:object-count="0" meta:page-count="3" meta:paragraph-count="46" meta:word-count="1382" meta:character-count="7577" meta:non-whitespace-character-count="6234"/>
  </office:meta>
</office:document-meta>
</file>